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19f62e" officeooo:paragraph-rsid="0019f62e"/>
    </style:style>
    <style:style style:name="P2" style:family="paragraph" style:parent-style-name="Standard">
      <style:text-properties officeooo:rsid="001b1704" officeooo:paragraph-rsid="001b1704"/>
    </style:style>
    <style:style style:name="P3" style:family="paragraph" style:parent-style-name="Standard">
      <style:text-properties officeooo:rsid="001cfffc" officeooo:paragraph-rsid="001cfffc"/>
    </style:style>
    <style:style style:name="P4" style:family="paragraph" style:parent-style-name="Standard">
      <style:text-properties officeooo:rsid="001ef34d" officeooo:paragraph-rsid="001ef34d"/>
    </style:style>
    <style:style style:name="P5" style:family="paragraph" style:parent-style-name="Standard">
      <style:text-properties officeooo:rsid="002095bb" officeooo:paragraph-rsid="002095bb"/>
    </style:style>
    <style:style style:name="P6" style:family="paragraph" style:parent-style-name="Standard">
      <style:text-properties officeooo:rsid="0021dbb5" officeooo:paragraph-rsid="0021dbb5"/>
    </style:style>
    <style:style style:name="P7" style:family="paragraph" style:parent-style-name="Standard">
      <style:text-properties officeooo:rsid="0023034f" officeooo:paragraph-rsid="0023034f"/>
    </style:style>
    <style:style style:name="P8" style:family="paragraph" style:parent-style-name="Standard">
      <style:text-properties officeooo:rsid="0024fce2" officeooo:paragraph-rsid="0024fce2"/>
    </style:style>
    <style:style style:name="P9" style:family="paragraph" style:parent-style-name="Standard">
      <style:text-properties officeooo:rsid="00263978" officeooo:paragraph-rsid="00263978"/>
    </style:style>
    <style:style style:name="P10" style:family="paragraph" style:parent-style-name="Standard">
      <style:text-properties officeooo:rsid="0028783f" officeooo:paragraph-rsid="0028783f"/>
    </style:style>
    <style:style style:name="P11" style:family="paragraph" style:parent-style-name="Standard">
      <style:text-properties officeooo:rsid="0029048c" officeooo:paragraph-rsid="0029048c"/>
    </style:style>
    <style:style style:name="P12" style:family="paragraph" style:parent-style-name="Standard">
      <style:text-properties officeooo:rsid="0029a92d" officeooo:paragraph-rsid="0029a92d"/>
    </style:style>
    <style:style style:name="P13" style:family="paragraph" style:parent-style-name="Standard">
      <style:text-properties officeooo:rsid="0029a963" officeooo:paragraph-rsid="0029a963"/>
    </style:style>
    <style:style style:name="P14" style:family="paragraph" style:parent-style-name="Standard">
      <style:text-properties officeooo:rsid="002a465c" officeooo:paragraph-rsid="002a465c"/>
    </style:style>
    <style:style style:name="P15" style:family="paragraph" style:parent-style-name="Standard">
      <style:text-properties officeooo:rsid="002bfcdf" officeooo:paragraph-rsid="002bfcdf"/>
    </style:style>
    <style:style style:name="P16" style:family="paragraph" style:parent-style-name="Standard">
      <style:text-properties officeooo:rsid="002db820" officeooo:paragraph-rsid="002db820"/>
    </style:style>
    <style:style style:name="P17" style:family="paragraph" style:parent-style-name="Standard">
      <style:text-properties officeooo:rsid="002fac22" officeooo:paragraph-rsid="002fac22"/>
    </style:style>
    <style:style style:name="P18" style:family="paragraph" style:parent-style-name="Standard">
      <style:text-properties officeooo:rsid="0030ed79" officeooo:paragraph-rsid="0030ed79"/>
    </style:style>
    <style:style style:name="P19" style:family="paragraph" style:parent-style-name="Standard">
      <style:text-properties officeooo:rsid="0032bfa7" officeooo:paragraph-rsid="0032bfa7"/>
    </style:style>
    <style:style style:name="P20" style:family="paragraph" style:parent-style-name="Standard">
      <style:text-properties officeooo:rsid="0033a262" officeooo:paragraph-rsid="0033a262"/>
    </style:style>
    <style:style style:name="P21" style:family="paragraph" style:parent-style-name="Standard">
      <style:text-properties officeooo:rsid="0033c30a" officeooo:paragraph-rsid="0033c30a"/>
    </style:style>
    <style:style style:name="P22" style:family="paragraph" style:parent-style-name="Standard">
      <style:text-properties officeooo:rsid="0034ead6" officeooo:paragraph-rsid="0034ead6"/>
    </style:style>
    <style:style style:name="P23" style:family="paragraph" style:parent-style-name="Standard">
      <style:text-properties officeooo:rsid="00360be6" officeooo:paragraph-rsid="00360be6"/>
    </style:style>
    <style:style style:name="P24" style:family="paragraph" style:parent-style-name="Standard">
      <style:text-properties officeooo:rsid="003698b0" officeooo:paragraph-rsid="003698b0"/>
    </style:style>
    <style:style style:name="P25" style:family="paragraph" style:parent-style-name="Standard">
      <style:text-properties officeooo:rsid="0037c54d" officeooo:paragraph-rsid="0037c54d"/>
    </style:style>
    <style:style style:name="P26" style:family="paragraph" style:parent-style-name="Standard">
      <style:text-properties officeooo:rsid="003841ce" officeooo:paragraph-rsid="003841ce"/>
    </style:style>
    <style:style style:name="P27" style:family="paragraph" style:parent-style-name="Standard">
      <style:text-properties officeooo:rsid="003964cd" officeooo:paragraph-rsid="003964cd"/>
    </style:style>
    <style:style style:name="P28" style:family="paragraph" style:parent-style-name="Standard">
      <style:text-properties officeooo:rsid="003a343d" officeooo:paragraph-rsid="003a343d"/>
    </style:style>
    <style:style style:name="P29" style:family="paragraph" style:parent-style-name="Standard">
      <style:text-properties officeooo:rsid="003be8b0" officeooo:paragraph-rsid="003be8b0"/>
    </style:style>
    <style:style style:name="P30" style:family="paragraph" style:parent-style-name="Standard">
      <style:text-properties officeooo:rsid="003be8b0" officeooo:paragraph-rsid="004a7105"/>
    </style:style>
    <style:style style:name="P31" style:family="paragraph" style:parent-style-name="Standard">
      <style:text-properties officeooo:rsid="003f4c5c" officeooo:paragraph-rsid="003f4c5c"/>
    </style:style>
    <style:style style:name="P32" style:family="paragraph" style:parent-style-name="Standard">
      <style:text-properties officeooo:rsid="0041b306" officeooo:paragraph-rsid="0041b306"/>
    </style:style>
    <style:style style:name="P33" style:family="paragraph" style:parent-style-name="Standard">
      <style:text-properties officeooo:rsid="0041d18a" officeooo:paragraph-rsid="0041d18a"/>
    </style:style>
    <style:style style:name="P34" style:family="paragraph" style:parent-style-name="Standard">
      <style:text-properties officeooo:rsid="0042af8b" officeooo:paragraph-rsid="0042af8b"/>
    </style:style>
    <style:style style:name="P35" style:family="paragraph" style:parent-style-name="Standard">
      <style:text-properties officeooo:rsid="0043c136" officeooo:paragraph-rsid="0043c136"/>
    </style:style>
    <style:style style:name="P36" style:family="paragraph" style:parent-style-name="Standard">
      <style:text-properties officeooo:rsid="00456e19" officeooo:paragraph-rsid="00456e19"/>
    </style:style>
    <style:style style:name="P37" style:family="paragraph" style:parent-style-name="Standard">
      <style:text-properties officeooo:rsid="0044373a" officeooo:paragraph-rsid="0044373a"/>
    </style:style>
    <style:style style:name="P38" style:family="paragraph" style:parent-style-name="Standard">
      <style:text-properties officeooo:rsid="0046b043" officeooo:paragraph-rsid="0046b043"/>
    </style:style>
    <style:style style:name="P39" style:family="paragraph" style:parent-style-name="Standard">
      <style:text-properties officeooo:rsid="0047d268" officeooo:paragraph-rsid="0047d268"/>
    </style:style>
    <style:style style:name="P40" style:family="paragraph" style:parent-style-name="Standard">
      <style:text-properties officeooo:rsid="00496559" officeooo:paragraph-rsid="00496559"/>
    </style:style>
    <style:style style:name="P41" style:family="paragraph" style:parent-style-name="Standard">
      <style:text-properties officeooo:rsid="004998f0" officeooo:paragraph-rsid="004998f0"/>
    </style:style>
    <style:style style:name="P42" style:family="paragraph" style:parent-style-name="Standard">
      <style:text-properties officeooo:rsid="004a7105" officeooo:paragraph-rsid="004a7105"/>
    </style:style>
    <style:style style:name="P43" style:family="paragraph" style:parent-style-name="Standard">
      <style:text-properties officeooo:rsid="004b97b0" officeooo:paragraph-rsid="004b97b0"/>
    </style:style>
    <style:style style:name="P44" style:family="paragraph" style:parent-style-name="Standard">
      <style:text-properties officeooo:rsid="004ccec9" officeooo:paragraph-rsid="004ccec9"/>
    </style:style>
    <style:style style:name="P45" style:family="paragraph" style:parent-style-name="Standard">
      <style:text-properties officeooo:rsid="004e7651" officeooo:paragraph-rsid="004e7651"/>
    </style:style>
    <style:style style:name="P46" style:family="paragraph" style:parent-style-name="Standard">
      <style:text-properties officeooo:rsid="005012b0" officeooo:paragraph-rsid="005012b0"/>
    </style:style>
    <style:style style:name="P47" style:family="paragraph" style:parent-style-name="Standard">
      <style:text-properties officeooo:rsid="0050fe2d" officeooo:paragraph-rsid="0050fe2d"/>
    </style:style>
    <style:style style:name="P48" style:family="paragraph" style:parent-style-name="Standard">
      <style:text-properties officeooo:rsid="00524512" officeooo:paragraph-rsid="00524512"/>
    </style:style>
    <style:style style:name="P49" style:family="paragraph" style:parent-style-name="Standard">
      <style:text-properties officeooo:rsid="00528c1c" officeooo:paragraph-rsid="00528c1c"/>
    </style:style>
    <style:style style:name="P50" style:family="paragraph" style:parent-style-name="Standard">
      <style:text-properties officeooo:rsid="0053d9cd" officeooo:paragraph-rsid="0053d9cd"/>
    </style:style>
    <style:style style:name="P51" style:family="paragraph" style:parent-style-name="Standard">
      <style:text-properties officeooo:rsid="005529c1" officeooo:paragraph-rsid="005529c1"/>
    </style:style>
    <style:style style:name="P52" style:family="paragraph" style:parent-style-name="Standard">
      <style:text-properties officeooo:rsid="0055c51c" officeooo:paragraph-rsid="0055c51c"/>
    </style:style>
    <style:style style:name="P53" style:family="paragraph" style:parent-style-name="Standard">
      <style:text-properties officeooo:rsid="0055c51c" officeooo:paragraph-rsid="0055d18d"/>
    </style:style>
    <style:style style:name="P54" style:family="paragraph" style:parent-style-name="Standard">
      <style:text-properties officeooo:rsid="0055d18d" officeooo:paragraph-rsid="0055d18d"/>
    </style:style>
    <style:style style:name="P55" style:family="paragraph" style:parent-style-name="Standard">
      <style:text-properties officeooo:rsid="005779c3" officeooo:paragraph-rsid="005779c3"/>
    </style:style>
    <style:style style:name="P56" style:family="paragraph" style:parent-style-name="Standard">
      <style:text-properties officeooo:rsid="0058abd2" officeooo:paragraph-rsid="0058abd2"/>
    </style:style>
    <style:style style:name="P57" style:family="paragraph" style:parent-style-name="Standard">
      <style:text-properties officeooo:rsid="00597187" officeooo:paragraph-rsid="00597187"/>
    </style:style>
    <style:style style:name="P58" style:family="paragraph" style:parent-style-name="Standard">
      <style:text-properties officeooo:rsid="0059db80" officeooo:paragraph-rsid="0059db80"/>
    </style:style>
    <style:style style:name="P59" style:family="paragraph" style:parent-style-name="Standard">
      <style:text-properties officeooo:rsid="005a0418" officeooo:paragraph-rsid="005a0418"/>
    </style:style>
    <style:style style:name="T1" style:family="text">
      <style:text-properties officeooo:rsid="001b1704"/>
    </style:style>
    <style:style style:name="T2" style:family="text">
      <style:text-properties officeooo:rsid="0024fce2"/>
    </style:style>
    <style:style style:name="T3" style:family="text">
      <style:text-properties officeooo:rsid="002a465c"/>
    </style:style>
    <style:style style:name="T4" style:family="text">
      <style:text-properties officeooo:rsid="0033a262"/>
    </style:style>
    <style:style style:name="T5" style:family="text">
      <style:text-properties officeooo:rsid="0033c30a"/>
    </style:style>
    <style:style style:name="T6" style:family="text">
      <style:text-properties officeooo:rsid="003841ce"/>
    </style:style>
    <style:style style:name="T7" style:family="text">
      <style:text-properties officeooo:rsid="003964cd"/>
    </style:style>
    <style:style style:name="T8" style:family="text">
      <style:text-properties officeooo:rsid="0041d18a"/>
    </style:style>
    <style:style style:name="T9" style:family="text">
      <style:text-properties officeooo:rsid="0042af8b"/>
    </style:style>
    <style:style style:name="T10" style:family="text">
      <style:text-properties officeooo:rsid="0043c8a1"/>
    </style:style>
    <style:style style:name="T11" style:family="text">
      <style:text-properties officeooo:rsid="00456e19"/>
    </style:style>
    <style:style style:name="T12" style:family="text">
      <style:text-properties officeooo:rsid="0047d268"/>
    </style:style>
    <style:style style:name="T13" style:family="text">
      <style:text-properties officeooo:rsid="00496559"/>
    </style:style>
    <style:style style:name="T14" style:family="text">
      <style:text-properties officeooo:rsid="004a7105"/>
    </style:style>
    <style:style style:name="T15" style:family="text">
      <style:text-properties officeooo:rsid="0053d9cd"/>
    </style:style>
    <style:style style:name="T16" style:family="text">
      <style:text-properties officeooo:rsid="005529c1"/>
    </style:style>
    <style:style style:name="T17" style:family="text">
      <style:text-properties officeooo:rsid="0055d18d"/>
    </style:style>
    <style:style style:name="T18" style:family="text">
      <style:text-properties officeooo:rsid="0058abd2"/>
    </style:style>
    <style:style style:name="T19" style:family="text">
      <style:text-properties officeooo:rsid="00597187"/>
    </style:style>
    <style:style style:name="T20" style:family="text">
      <style:text-properties officeooo:rsid="005a04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 Sachverständige</text:p>
      <text:p text:style-name="P1">Rest Zeugen</text:p>
      <text:p text:style-name="P1"/>
      <text:p text:style-name="P1">3 Besucher</text:p>
      <text:p text:style-name="P1"/>
      <text:p text:style-name="P1">8 Presse </text:p>
      <text:p text:style-name="P1"/>
      <text:p text:style-name="P1">Display_Praesident</text:p>
      <text:p text:style-name="P1">Landtag12345</text:p>
      <text:p text:style-name="P1"/>
      <text:p text:style-name="P1"/>
      <text:p text:style-name="P1"/>
      <text:p text:style-name="P1">2.5-2.14</text:p>
      <text:p text:style-name="P1"/>
      <text:p text:style-name="P1"/>
      <text:p text:style-name="P1">DWD Hagedorn</text:p>
      <text:p text:style-name="P1"/>
      <text:p text:style-name="P1"/>
      <text:p text:style-name="P1"/>
      <text:p text:style-name="P1"/>
      <text:p text:style-name="P1"/>
      <text:p text:style-name="P1">Ein Tag im U-Aussschuss. </text:p>
      <text:p text:style-name="P1"/>
      <text:p text:style-name="P1">Digitalisierung … vorlesen </text:p>
      <text:p text:style-name="P1"/>
      <text:p text:style-name="P1"/>
      <text:p text:style-name="P1">DWH Bericht <text:span text:style-name="T1">(1)</text:span> Inhalt:</text:p>
      <text:p text:style-name="P1">Vorgestellte Bilder</text:p>
      <text:p text:style-name="P1">Prognosekarten 4 (wieso nicht mehr)</text:p>
      <text:p text:style-name="P1">MoWas Warnungen für RLP</text:p>
      <text:p text:style-name="P1">Nutzermeldungen Niederschlag zeitlich → <text:s/>suchen!</text:p>
      <text:p text:style-name="P1">Kommunikationswege</text:p>
      <text:p text:style-name="P2">FeWis WaWai</text:p>
      <text:p text:style-name="P2"/>
      <text:p text:style-name="P2">Konzeptionall DWD → HVZ → Bevölkerung</text:p>
      <text:p text:style-name="P2"/>
      <text:p text:style-name="P2"/>
      <text:p text:style-name="P2">DWD (2) Expost:</text:p>
      <text:p text:style-name="P2">Radolan (15.7. 7:50) Ist Regen</text:p>
      <text:p text:style-name="P2">freier Bodenwasserspeicher 60cm 12.7.2021 </text:p>
      <text:p text:style-name="P2">Niederschlag ist 72h Rasterdaten Hydras</text:p>
      <text:p text:style-name="P2">Hyras Mi Maax Niederschläge pro Flusseinzugsgebiet</text:p>
      <text:p text:style-name="P2">Wiederkehrzeit <text:s/>- je Station</text:p>
      <text:p text:style-name="P2">Wiederkehrzeit – Karte de 72h</text:p>
      <text:p text:style-name="P2">Hächste Regenmenge in DE (8 min, 2h, 24h 7d, 1m)</text:p>
      <text:p text:style-name="P2">Niederschlagsereignisse pro Jahr 2001-2021 (Radardaten)</text:p>
      <text:p text:style-name="P2">Radolan euroäisches Ausland</text:p>
      <text:p text:style-name="P2">Regen pro Landkreis </text:p>
      <text:p text:style-name="P2"/>
      <text:p text:style-name="P2">DWD (3)</text:p>
      <text:p text:style-name="P2">Warnmeldungen DWD</text:p>
      <text:p text:style-name="P2"/>
      <text:p text:style-name="P2"><text:soft-page-break/></text:p>
      <text:p text:style-name="P3">DWD (10) Amtliche Warnmeldungen vom DWD</text:p>
      <text:p text:style-name="P3"/>
      <text:p text:style-name="P3"/>
      <text:p text:style-name="P3"/>
      <text:p text:style-name="P4">SV Reich</text:p>
      <text:p text:style-name="P4">Möglichekeiten und Grenzen der HV-Vorhersage</text:p>
      <text:p text:style-name="P4">am Beispiel der HVZ Baden-Württemberg</text:p>
      <text:p text:style-name="P4"/>
      <text:p text:style-name="P5">Thema II1-II4</text:p>
      <text:p text:style-name="P5">Basis HV</text:p>
      <text:p text:style-name="P5">zeitlicher Vorlauf</text:p>
      <text:p text:style-name="P5">Ob im Ahrtal es besser möglich gewesen wäre</text:p>
      <text:p text:style-name="P5"/>
      <text:p text:style-name="P5">Reich:</text:p>
      <text:p text:style-name="P5">- Gutachten zugegangen</text:p>
      <text:p text:style-name="P5"/>
      <text:p text:style-name="P5">Präsentation Gliederung:</text:p>
      <text:p text:style-name="P5">- Grundlagen der HV</text:p>
      <text:p text:style-name="P5">- Einflussfaktoren</text:p>
      <text:p text:style-name="P5">- Zeitlicher Vorlauf</text:p>
      <text:p text:style-name="P5">- Abflussprozesse und lokale Gefahrenabaschätzung</text:p>
      <text:p text:style-name="P5"/>
      <text:p text:style-name="P5"/>
      <text:p text:style-name="P5">Larsim (16 Landnutzunger, 1x1 km, je Nutzung spez Modell)</text:p>
      <text:p text:style-name="P6">Kalibrierung Abfluss → Pegel</text:p>
      <text:p text:style-name="P6"/>
      <text:p text:style-name="P6"/>
      <text:p text:style-name="P7">Bericht in 15 Minuten sehr breit alles gezeigt. </text:p>
      <text:p text:style-name="P7"/>
      <text:p text:style-name="P7">Pegeldichte!!</text:p>
      <text:p text:style-name="P7"/>
      <text:p text:style-name="P7">Fragen:</text:p>
      <text:p text:style-name="P7">Unsicherheit – Regenmenge bei seltenen </text:p>
      <text:p text:style-name="P7">Verklauserlung – Höchststände wie Altenahr – <text:span text:style-name="T2">Brücke als Damm und Kaskadeneffekte</text:span></text:p>
      <text:p text:style-name="P8">Während des Ereignisses können Verklauselungen nicht in das Modell eingefügt werden</text:p>
      <text:p text:style-name="P8"/>
      <text:p text:style-name="P8">Pläne MÜSSEN vor Ort aufgestellt werden und lokale Erfahrungen einbauen.</text:p>
      <text:p text:style-name="P8"/>
      <text:p text:style-name="P8">Kleinere Ereignisse gibt es Erfahrungswerte für Große (Brausbach hatte auch schon 100 Jahre davor ein großes) </text:p>
      <text:p text:style-name="P8"/>
      <text:p text:style-name="P8">Wie ist die Meinung zu LfU RLP?</text:p>
      <text:p text:style-name="P8">- Partnerschaft über LARSIM <text:s/>BW-RLP eigentlich vergleichbar</text:p>
      <text:p text:style-name="P8"/>
      <text:p text:style-name="P8">Wie sieht es konkret im Ahrtal aus?</text:p>
      <text:p text:style-name="P8">- Daten lagen Reich nicht vor.</text:p>
      <text:p text:style-name="P8"/>
      <text:p text:style-name="P8">Kommunikation HVZ – Kreis</text:p>
      <text:p text:style-name="P8">- Es gibt normal einen regen Austausch und LK</text:p>
      <text:p text:style-name="P9">Holschuld über Information?</text:p>
      <text:p text:style-name="P9">- Alle 15 Minuten aktuelle Daten verfügbar</text:p>
      <text:p text:style-name="P9"><text:soft-page-break/></text:p>
      <text:p text:style-name="P10">War fast fertig. Hr. Reich hatte dann einen Schwächeanfall …</text:p>
      <text:p text:style-name="P10"/>
      <text:p text:style-name="P10"/>
      <text:p text:style-name="P10"/>
      <text:p text:style-name="P10">Lehmann – Wasserbau und Hydraulik</text:p>
      <text:p text:style-name="P10">Wasserbau und Hydrologie ist der Schwerpunkt (Wenn das Wasser schon da ist)</text:p>
      <text:p text:style-name="P10"/>
      <text:p text:style-name="P9"/>
      <text:p text:style-name="P9"/>
      <text:p text:style-name="P11">Abflussmessungen bei Extremfluten aus Arbeitsschtzsicherheitsgründen nicht möglich</text:p>
      <text:p text:style-name="P11"/>
      <text:p text:style-name="P11">Video 1NCVHqPMDk</text:p>
      <text:p text:style-name="P11"/>
      <text:p text:style-name="P11">Interpretation im Katastrophenfall</text:p>
      <text:p text:style-name="P11">- Abwägung der Unsicherheiten der Prognose bei extremen Ereignissen sehr schwierig</text:p>
      <text:p text:style-name="P11">- Folgerungen bzgl. de erwarteten großräumigen Überflutungsgeschehn eher intuitiv und aus Erfahrung</text:p>
      <text:p text:style-name="P11"/>
      <text:p text:style-name="P11">Beispiel Ahrtal 2016 – 18 MEZ max 110 m³/s ist 236 m³/s</text:p>
      <text:p text:style-name="P11"/>
      <text:p text:style-name="P11">Informationsbasis für HW-Vorhersagen</text:p>
      <text:p text:style-name="P11">- Lagebild → Meldungen von unvorhersehbaren Ereignissen sollten eingehen</text:p>
      <text:p text:style-name="P11">- Erfahrungswissen (neuralgische Punkte + Erfahrung aus vorangegangen Hochwassern)</text:p>
      <text:p text:style-name="P11">- Interpreation und Intuition</text:p>
      <text:p text:style-name="P11"/>
      <text:p text:style-name="P11">Folie 13</text:p>
      <text:p text:style-name="P11">Modell Datenebene</text:p>
      <text:p text:style-name="P11">- Ausfallsicherheit von Messstellen und IT-System</text:p>
      <text:p text:style-name="P11">- Verfügbarkeit von qualifiziertem Personal</text:p>
      <text:p text:style-name="P11">Ebene der Ergebnisinterpretation</text:p>
      <text:p text:style-name="P11"/>
      <text:p text:style-name="P12">II.3 (Zeitlicher Vorlauf/Vorwarnzeit</text:p>
      <text:p text:style-name="P12">II.4 Vorhersehbrekeit Flutkatastrophe Ahrtal aufgrund der Hohcwassserprognosen</text:p>
      <text:p text:style-name="P12"/>
      <text:p text:style-name="P12">24h davor → in dem Ausmaß nicht</text:p>
      <text:p text:style-name="P12"/>
      <text:p text:style-name="P12">Fragen: </text:p>
      <text:p text:style-name="P13">Wer ist Verantwortlich:</text:p>
      <text:p text:style-name="P13">- Kollegen der Hochwasservorhersagezentrale und nachgeordnete Wasserbaufachbehörden</text:p>
      <text:p text:style-name="P13"/>
      <text:p text:style-name="P13">Unvorhergesehen sind Umwege des Wassers oder Einstauungen</text:p>
      <text:p text:style-name="P13"/>
      <text:p text:style-name="P13">Fließgeschwindigkeiten von bis zu 3m/s</text:p>
      <text:p text:style-name="P13"/>
      <text:p text:style-name="P14"/>
      <text:p text:style-name="P14">Haben die Warnungen gereicht?</text:p>
      <text:p text:style-name="P14">- Eher ja, Modelle wurden korrekt angewendet</text:p>
      <text:p text:style-name="P14">Was hätte die KV Ahrweiler besser machen müssen?</text:p>
      <text:p text:style-name="P14">- Maßnahmen sind SV unbekannt.</text:p>
      <text:p text:style-name="P14"/>
      <text:p text:style-name="P14">EFAS war zu dem Zeitpunkt nicht ausreichend?</text:p>
      <text:p text:style-name="P14"><text:soft-page-break/>- Es waren einige Gebiete betroffen, aber Eifel noch recht spät mit HW5.</text:p>
      <text:p text:style-name="P14"/>
      <text:p text:style-name="P14">Programm Eric? </text:p>
      <text:p text:style-name="P14">- unbekannt</text:p>
      <text:p text:style-name="P14"/>
      <text:p text:style-name="P14">großes oder kleines Abflussgebiet?</text:p>
      <text:p text:style-name="P12">- <text:span text:style-name="T3">Ahrtal eher klein (Birnenform)</text:span></text:p>
      <text:p text:style-name="P12"/>
      <text:p text:style-name="P14">(Meine Meinung bis Zufluss Adenauer Bach kleines, danach großes)</text:p>
      <text:p text:style-name="P14"/>
      <text:p text:style-name="P15">LfU ausreichend? </text:p>
      <text:p text:style-name="P15">Annahme:</text:p>
      <text:p text:style-name="P15">Baden-Württemberg → Fernmündlich bei Esakaltionsfall</text:p>
      <text:p text:style-name="P14"/>
      <text:p text:style-name="P15">Erwartung: </text:p>
      <text:p text:style-name="P15">Modellergebnisse müssen von der LfU kommuniziert werden. Ab einer gewissen Schwere muss der Fachmann kommunizieren!</text:p>
      <text:p text:style-name="P15"/>
      <text:p text:style-name="P15">Wie ist die Entwarnung zu sehen?</text:p>
      <text:p text:style-name="P15">- Bei extremwerten Spekulation über Unsicherheit in der LfU und da Infragestellung der Ergebnisse</text:p>
      <text:p text:style-name="P15"/>
      <text:p text:style-name="P15"/>
      <text:p text:style-name="P16">Herunterstufung wie ist das zu sehen?</text:p>
      <text:p text:style-name="P17">- Es müssen die Personen, die die Herabstufung gemacht haben gefragt werden</text:p>
      <text:p text:style-name="P17"/>
      <text:p text:style-name="P17"/>
      <text:p text:style-name="P18">Frau Brydom:</text:p>
      <text:p text:style-name="P18">Fragen über Warnschwelle ab wie viel % Lila Meldung. </text:p>
      <text:p text:style-name="P16"/>
      <text:p text:style-name="P16"/>
      <text:p text:style-name="P16"/>
      <text:p text:style-name="P16"/>
      <text:p text:style-name="P18">UA – Zeugenaussagen sind sehr zäh. </text:p>
      <text:p text:style-name="P18">Wahrnehmung, Wissen und ähnliches. 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Wenn 2 das gleiche tun ist es nicht dasselbe. </text:p>
      <text:p text:style-name="P18">BW und RLP nutzen identische Systeme zur Hochwasservorhersage trotzdem gibt es einige Unterschiede. </text:p>
      <text:p text:style-name="P18"/>
      <text:p text:style-name="P18"/>
      <text:p text:style-name="P19">Frau Bri...</text:p>
      <text:p text:style-name="P18">Km² Flussgebiete</text:p>
      <text:p text:style-name="P18">Veröffentlichung Prognosen</text:p>
      <text:p text:style-name="P18">O</text:p>
      <text:p text:style-name="P18"><text:soft-page-break/></text:p>
      <text:p text:style-name="P18"/>
      <text:p text:style-name="P19">Herr X</text:p>
      <text:p text:style-name="P19">Niederlassungsleiter DWD Essen</text:p>
      <text:p text:style-name="P19">Nur zu I 1. </text:p>
      <text:p text:style-name="P19">War 12.-16. Juli im Urlaub</text:p>
      <text:p text:style-name="P19">14. erste Presseanfragen</text:p>
      <text:p text:style-name="P19">15. Anfrage Presseanfrage am 16. zugesagt</text:p>
      <text:p text:style-name="P19"/>
      <text:p text:style-name="P19">Funktion: </text:p>
      <text:p text:style-name="P19">- Keine fachliche Aufsicht und Kompetenz</text:p>
      <text:p text:style-name="P19">- Vorgesetzter für die Vorhersage Hessen (zuständig auch für RLP)</text:p>
      <text:p text:style-name="P19"/>
      <text:p text:style-name="P19">Warnehmung im Urlaub</text:p>
      <text:p text:style-name="P19">- 14. 11:13 → erste Presseanfrage (kundig gemacht welche Niederschlagsmenge → NRW)</text:p>
      <text:p text:style-name="P19">- Alle Wetterwarnungen werden als Aufgabe als Leiter des regionalen Klimabüros persistiert.</text:p>
      <text:p text:style-name="P19"/>
      <text:p text:style-name="P19">Inhalt 14. 11:13 Kölner StA <text:span text:style-name="T4">Häufung Starkregen durch Klimawandel?</text:span></text:p>
      <text:p text:style-name="P19"/>
      <text:p text:style-name="P20">Verfügbare Daten: Niederschlagsdaten und Wetterradar</text:p>
      <text:p text:style-name="P20"/>
      <text:p text:style-name="P20">15.7: Funke Mediengruppe NRW Geroldsberg als Antwort</text:p>
      <text:p text:style-name="P20"/>
      <text:p text:style-name="P20">Interpretation der Daten: Seltenes Ereignis. Extremwertstatik Cospa. </text:p>
      <text:p text:style-name="P20"/>
      <text:p text:style-name="P20">Warntext 3 <text:s/>- 4 identisch → kann dazu nichts sagen wieso gleich</text:p>
      <text:p text:style-name="P20"/>
      <text:p text:style-name="P20">Anfragen LfU oder UM RLP an DWD?</text:p>
      <text:p text:style-name="P20">- Nicht in seinem Zuständigkeitsbereich</text:p>
      <text:p text:style-name="P20"/>
      <text:p text:style-name="P20"/>
      <text:p text:style-name="P21">DWD #2 (Offenbach)</text:p>
      <text:p text:style-name="P21">War auch im Urlaub</text:p>
      <text:p text:style-name="P21"/>
      <text:p text:style-name="P21">Erwartung 80-180mm Regenerwartung</text:p>
      <text:p text:style-name="P21">Punktuell 200mm+</text:p>
      <text:p text:style-name="P21"/>
      <text:p text:style-name="P21">Fragen: </text:p>
      <text:p text:style-name="P21">Unterschied zwischen Erwartet und Möglich</text:p>
      <text:p text:style-name="P21">- Erwartet hat eine größere Sicherheit</text:p>
      <text:p text:style-name="P20">- <text:s/><text:span text:style-name="T5">Möglich (2. Sicherheit)</text:span></text:p>
      <text:p text:style-name="P20">- <text:span text:style-name="T5">Wahrscheinlich (3. Sicherheit)</text:span></text:p>
      <text:p text:style-name="P20">- <text:span text:style-name="T5">kann nicht ausgeschlossen werden (4 in Sicherheit)</text:span></text:p>
      <text:p text:style-name="P20"/>
      <text:p text:style-name="P21">Vorhalt Textgleichheit Stufe 3 und 4:</text:p>
      <text:p text:style-name="P21">Gefahren sind nicht genauer zu beziffern. </text:p>
      <text:p text:style-name="P21">Texte sind generiert. Meldung sind automatisiert.</text:p>
      <text:p text:style-name="P21"/>
      <text:p text:style-name="P21">Beratungen DWD zusätzlich zu amtlichen Unwetterwarnungen: </text:p>
      <text:p text:style-name="P21">- Warnmeldungen werden veröffentlicht. Keine Zuständigkeit ob Information ankommt.</text:p>
      <text:p text:style-name="P21"><text:soft-page-break/>- Es gibt die Möglichkeit den DWD anzurufen. Es wurde von Behörden angerufen aber unklar wer wann angerufen hat. Es wird nicht dokumentiert, da die Dokumentation davon keine Aufgabe des DWD ist.</text:p>
      <text:p text:style-name="P21"/>
      <text:p text:style-name="P22">Vorhalt (14.7 7:40 DWD Hochstufung extreme Unwetterwarnung)</text:p>
      <text:p text:style-name="P22">(14.7 22:15 Aufhebung der Warnung )</text:p>
      <text:p text:style-name="P22"/>
      <text:p text:style-name="P22">Vortrag Anhängung von weiteren Gebieten führt nicht zu redundanter Sendung der Altmeldung</text:p>
      <text:p text:style-name="P22"/>
      <text:p text:style-name="P22"/>
      <text:p text:style-name="P23">Frage Brüche in der Warnkette:</text:p>
      <text:p text:style-name="P23">- Ist Aufgabe des Untersuchungsausschusses und der DWD ist interessiert daran die Brüche zu schließen</text:p>
      <text:p text:style-name="P23"/>
      <text:p text:style-name="P23">Laufzeit Prognoseerstellung</text:p>
      <text:p text:style-name="P23">- Rechenzeit in etwa Stunde (kleinräumig etwa 1h)</text:p>
      <text:p text:style-name="P23">- 3h Takt bzw. 6h Takt</text:p>
      <text:p text:style-name="P23">- 2 mal am Tag aktive Sichtung des Modells</text:p>
      <text:p text:style-name="P23"/>
      <text:p text:style-name="P23">Häufigkeit Warnungen 4</text:p>
      <text:p text:style-name="P23">- 2021 2 mal großflächig Lila: 1 mal Schnee und 1 mal SommerHW</text:p>
      <text:p text:style-name="P23">- öfter <text:s/>für mehrere Gemeinden im Rahmen von lokalen Starkregen</text:p>
      <text:p text:style-name="P23"/>
      <text:p text:style-name="P24">X mal die Fragen wer angerufen hat. Antwort bleibt wird nicht aufgezeichnet</text:p>
      <text:p text:style-name="P24"/>
      <text:p text:style-name="P24"/>
      <text:p text:style-name="P24">Keine Zuständigkeit für den Zeitpunkt ab dem das Wasser am Boden ist. </text:p>
      <text:p text:style-name="P24">Flurfunk DWD: Mittwoch wird über extreme HW-Ereignisse geredet.</text:p>
      <text:p text:style-name="P24"/>
      <text:p text:style-name="P24"/>
      <text:p text:style-name="P24"/>
      <text:p text:style-name="P25">DWD Hagedorn <text:s/>(Offenbach) – Mitglied Vorstand – Leiterin Wettervorhersage</text:p>
      <text:p text:style-name="P25">Keine Ausführungen – Bericht sei vollständig</text:p>
      <text:p text:style-name="P25"/>
      <text:p text:style-name="P25">Vorhalt – <text:span text:style-name="T6">Möglich vs. Wird Erwartet</text:span></text:p>
      <text:p text:style-name="P26">Unsicherheiten werden damit kommuniziert. </text:p>
      <text:p text:style-name="P26">Wortwahl ist nicht zufällig</text:p>
      <text:p text:style-name="P26"/>
      <text:p text:style-name="P26">Vorhalt – Textgleichheit 3 vs 4</text:p>
      <text:p text:style-name="P26">Keine Zuständigkeit für die Gefahren. Eher Auswirkungsvorhersagen. Generischer Hinweis. </text:p>
      <text:p text:style-name="P26"/>
      <text:p text:style-name="P27">DWD hätte im Eindruck der Ereignisse gerne mehr geholfen. </text:p>
      <text:p text:style-name="P27">Ex-Post waren die Warnungen des DWD gut.</text:p>
      <text:p text:style-name="P27"/>
      <text:p text:style-name="P27">Warnkette: Hochwassermeldedienste → Kreise</text:p>
      <text:p text:style-name="P27"/>
      <text:p text:style-name="P27">Wissen über Anrufe?</text:p>
      <text:p text:style-name="P24">- <text:span text:style-name="T7">Nicht in operationelles Geschäft eingebunden – kann nicht über Telefonate reden. Wird nicht dokumentiert.</text:span></text:p>
      <text:p text:style-name="P24"/>
      <text:p text:style-name="P24"/>
      <text:p text:style-name="P28"><text:soft-page-break/>Nachfrage ob eine Änderung VZP 13:00 auf VZP 16:00 zur 18:00 Uhr Reduktion aufgrund von DWD Reduktion passiert werden kann:</text:p>
      <text:p text:style-name="P28">- Über Ensenbletechniken wird normalerweise das abgebildet und somit eher unwahrscheinlich, aber kein genaues wissen über die Unterschiede zwischen VZP 13 und VZP 16.</text:p>
      <text:p text:style-name="P28"/>
      <text:p text:style-name="P28"/>
      <text:p text:style-name="P29">Frage war wer per Warnung erreicht wurde, da weder der LK noch die LfU im MoWaS Verteiler sind. </text:p>
      <text:p text:style-name="P29">- Antwort nein</text:p>
      <text:p text:style-name="P29">X Verteiler ist aber LS Koblenz und LZ RLP (Mainz) enthalten</text:p>
      <text:p text:style-name="P28"/>
      <text:p text:style-name="P28"/>
      <text:p text:style-name="P29">Frage nach Verantwortlichkeit nach fachlicher Interpretation der Daten: </text:p>
      <text:p text:style-name="P29">Es gibt verschiedene Nutzer</text:p>
      <text:p text:style-name="P29">- Fachprodukte für HVZ</text:p>
      <text:p text:style-name="P29">- Allgemeine für FFW und Bevölkerung</text:p>
      <text:p text:style-name="P29"/>
      <text:p text:style-name="P29"/>
      <text:p text:style-name="P29">Brüche Kette laut Interview Rheinzeitung: </text:p>
      <text:p text:style-name="P29">- Gute Informationen waren von DWD verfügbar, aber es kam offensichtlich nicht gut an.</text:p>
      <text:p text:style-name="P29"/>
      <text:p text:style-name="P29"/>
      <text:p text:style-name="P29"/>
      <text:p text:style-name="P31">Prof Adrian DWD (Offenbach) (Präsident):</text:p>
      <text:p text:style-name="P31">Vorwort: Mitarbeiter sind durch Situation belastet. Wettersituation war frühzeitig gut vorhersehbar. Warnungen ab dem 12. (Vorab) … Unwetterwarnung … extreme Unwetterwarnung</text:p>
      <text:p text:style-name="P31"/>
      <text:p text:style-name="P31">13.7. extreme Unwetterwarnung (gibt wenige im Jahr)</text:p>
      <text:p text:style-name="P31">MoWaS 2h nach Behördenwarnung</text:p>
      <text:p text:style-name="P31"/>
      <text:p text:style-name="P32">Verweis auf ähnliche Regenmenge im südl Schwarzwald [LK Lörrach] im Juli</text:p>
      <text:p text:style-name="P32"/>
      <text:p text:style-name="P33">Vorhalt <text:s/>Textgleichheit Stufe 3-4: </text:p>
      <text:p text:style-name="P32">- <text:span text:style-name="T8">Eigentlich nicht Aufgabe des DWD und kein Wunsch diese zu verschicken.</text:span></text:p>
      <text:p text:style-name="P32"/>
      <text:p text:style-name="P33">Vorhalt: Nutzer Kreis Ahrweiler </text:p>
      <text:p text:style-name="P33">Warnung ab 13.7. <text:s/>- Aufhebung 14.7 22:00</text:p>
      <text:p text:style-name="P31"/>
      <text:p text:style-name="P33">Vorhalt: PM 25. August</text:p>
      <text:p text:style-name="P33">- Irgendwas mit NRW Vorhersage <text:span text:style-name="T9">(Replik zu PM LANUV)</text:span></text:p>
      <text:p text:style-name="P34">Vorhalt PM DWD + LanUV (1. September)</text:p>
      <text:p text:style-name="P34">- Im Vorfeld nicht abzusehen. (Abschwächung)</text:p>
      <text:p text:style-name="P34"/>
      <text:p text:style-name="P34"/>
      <text:p text:style-name="P34">Qualitätsverbesserungen Hydrologischer Dienst <text:s/>sind geplant. </text:p>
      <text:p text:style-name="P34"/>
      <text:p text:style-name="P34"/>
      <text:p text:style-name="P34">Bund-Länder-Beirat Treffen. Teilnehmer für RLP Hr. Demuth</text:p>
      <text:p text:style-name="P31"/>
      <text:p text:style-name="P31"/>
      <text:p text:style-name="P34"/>
      <text:p text:style-name="P34"/>
      <text:p text:style-name="P34"><text:soft-page-break/>Frage:</text:p>
      <text:p text:style-name="P34">Meldungen an Fachnutzer wurden von diesen richtig Interpretiert?</text:p>
      <text:p text:style-name="P34">- Bewertung nicht Aufgabe des DWD</text:p>
      <text:p text:style-name="P34">- Wasser in der Luft Bundesangelegenheit. Wasser am Boden Landesangelegenheit</text:p>
      <text:p text:style-name="P34"/>
      <text:p text:style-name="P34"/>
      <text:p text:style-name="P35">Bewertung DWD:</text:p>
      <text:p text:style-name="P35">- Bleibt dabei, es war gut.</text:p>
      <text:p text:style-name="P35"/>
      <text:p text:style-name="P35"/>
      <text:p text:style-name="P35">- <text:span text:style-name="T10">Bedürfnisse scheinen genauere Meldungen zu sein. Hier sind Projekte am laufen</text:span></text:p>
      <text:p text:style-name="P35"/>
      <text:p text:style-name="P35"/>
      <text:p text:style-name="P36">Gespräch Zuschauer: (Kirmuthscheid Pegelhöhe nicht realistisch)</text:p>
      <text:p text:style-name="P35"/>
      <text:p text:style-name="P35"/>
      <text:p text:style-name="P35"/>
      <text:p text:style-name="P37">Mole DWD (Offenbach) <text:span text:style-name="T11">Vorhersorge und Beratungsstelle</text:span>:</text:p>
      <text:p text:style-name="P38">MoWaS: Eine Meldung Stufe 2 pro Jahr. </text:p>
      <text:p text:style-name="P38"/>
      <text:p text:style-name="P38">Fragen </text:p>
      <text:p text:style-name="P38">Beratungstätigkeit:</text:p>
      <text:p text:style-name="P38">- Es gab laut Bericht direkte Beratungsgespräche (150 Beratungsgespräche) mit wem in RLP?</text:p>
      <text:p text:style-name="P38">Es gibt Strichlisten und teilweise Gesprächsprotokolle. </text:p>
      <text:p text:style-name="P38"/>
      <text:p text:style-name="P38">Es war relativ ruhig bei der Wetterlage → Schluss die Arbeit bei den abnehmden Stellen hat gepasst. Bei anderen Lagen gibt es mehr Nachfragen </text:p>
      <text:p text:style-name="P38"/>
      <text:p text:style-name="P38"/>
      <text:p text:style-name="P38">Es gibt Schichtprotokolle. Kann verfügbar gemacht werden. Wachbücher ...</text:p>
      <text:p text:style-name="P38"/>
      <text:p text:style-name="P39">Inhalte der Gespräche eher unwichtig, da klar definiert ist wie Wetterprognosen entsprechend in Beratung umgesetzt werden. </text:p>
      <text:p text:style-name="P29"/>
      <text:p text:style-name="P38"><text:span text:style-name="T12">14.7. </text:span>16:05 <text:span text:style-name="T12">Weiterstellung durch met. Assistenten von Anruf Frau Weigand. Diensthabender kann sich nicht erinnern.</text:span></text:p>
      <text:p text:style-name="P38"/>
      <text:p text:style-name="P39">Hinweise auf weitere Anrufe (Trier, Koblenz, Bittberg-Prüm, und evtl. 1 weiterer)</text:p>
      <text:p text:style-name="P39">(Kein Hinweis auf K Ahrweiler bzw. LfU Mainz)</text:p>
      <text:p text:style-name="P39"/>
      <text:p text:style-name="P39">- Aktiver Hinweis Mole teilweise gibt es Anrufe aus Ministerien. In dem Fall gab es keinen Anruf vom UM RLP. </text:p>
      <text:p text:style-name="P40">- 10 Tage davor war Mole im Krisenstab (Gab dort lokale Gewitter). Vor Ort muss beraten werden, da vor Ort das Wetter nicht </text:p>
      <text:p text:style-name="P40">- Konferenzschaltung muss eingerichtet werden. </text:p>
      <text:p text:style-name="P39"/>
      <text:p text:style-name="P39"/>
      <text:p text:style-name="P40">Wer sind Experten?</text:p>
      <text:p text:style-name="P29">- <text:span text:style-name="T13">Hydrologen des Landesamts</text:span></text:p>
      <text:p text:style-name="P29"/>
      <text:p text:style-name="P40">Verteiler</text:p>
      <text:p text:style-name="P29"><text:soft-page-break/>- <text:span text:style-name="T13">Unklar ob Ahrweiler und LfU die Meldung des DWD erhalten haben, da im Verteiler nicht ersichtlich</text:span></text:p>
      <text:p text:style-name="P29"/>
      <text:p text:style-name="P29"/>
      <text:p text:style-name="P41">-Hörensagen: Demuth sagt, er habe beim DWD angerufen. </text:p>
      <text:p text:style-name="P29"/>
      <text:p text:style-name="P42">DWD Personalstärke:</text:p>
      <text:p text:style-name="P42">- 7 tagsüber + 2 Assistenten</text:p>
      <text:p text:style-name="P42">- 3 nachts + 2 Assistenten</text:p>
      <text:p text:style-name="P42"/>
      <text:p text:style-name="P42">- Verschiedene Tätigkeiten</text:p>
      <text:p text:style-name="P42">- 24/7 Supervisor</text:p>
      <text:p text:style-name="P42">- 24/7 Meterologe vom Dienst</text:p>
      <text:p text:style-name="P42">- Tagsüber Mediendienst (3-7d Vorhersage)</text:p>
      <text:p text:style-name="P29">- <text:span text:style-name="T14">Analysedienst (5)</text:span></text:p>
      <text:p text:style-name="P30">- <text:span text:style-name="T14">Warn...dienst (?)</text:span></text:p>
      <text:p text:style-name="P30">- <text:span text:style-name="T14">Evaluierungsdienst</text:span></text:p>
      <text:p text:style-name="P30"/>
      <text:p text:style-name="P30"/>
      <text:p text:style-name="P30"/>
      <text:p text:style-name="P43">Andreas Becker: Leiter Niederschlagsüberwachung, Offenbach... DWD:</text:p>
      <text:p text:style-name="P44">5. 23. Juli Erholungsurlaub.</text:p>
      <text:p text:style-name="P44"/>
      <text:p text:style-name="P44">- Vertretungsregelung hat funktioniert. Alle Aufgaben sind korrekt durchgeführt worden.</text:p>
      <text:p text:style-name="P44">- Radargestützte Niederschlagsmessung - Latenz 20-25 Minuten</text:p>
      <text:p text:style-name="P44">- ICON-2 für RLP relevant. Ergebnisse waren in Ordnung. Wurde im Nachhinein kontrolliert.</text:p>
      <text:p text:style-name="P44"/>
      <text:p text:style-name="P45">Fragen</text:p>
      <text:p text:style-name="P45">Bereitstellung:</text:p>
      <text:p text:style-name="P45">- Sofort nach Berechnung</text:p>
      <text:p text:style-name="P45">- Wettervorhersage 2h</text:p>
      <text:p text:style-name="P45">- 50% der Zeit für Daten-Assimilation des Istzustandes</text:p>
      <text:p text:style-name="P45">- Ist-Niederschläge werden noch später im Modell zugeführt</text:p>
      <text:p text:style-name="P45"/>
      <text:p text:style-name="P46">Frage ob ICON2 Modell die Prognose 18:26 war:</text:p>
      <text:p text:style-name="P46">- Könnte nur vermuten</text:p>
      <text:p text:style-name="P46"/>
      <text:p text:style-name="P46"/>
      <text:p text:style-name="P47">Dr. Thomas Beckmann: LfU RLP</text:p>
      <text:p text:style-name="P47">Nächste Woche noch mal. </text:p>
      <text:p text:style-name="P47"/>
      <text:p text:style-name="P47">Meldungen von an LfU. </text:p>
      <text:p text:style-name="P47"/>
      <text:p text:style-name="P47"/>
      <text:p text:style-name="P47">Ob und sind Infos vom DWD verarbeitet worden? </text:p>
      <text:p text:style-name="P47">- DWD ICON-D2 (8 mal am Tag)</text:p>
      <text:p text:style-name="P47">- DWD ICON-D2 Ensemble (8 mal am Tag)</text:p>
      <text:p text:style-name="P47">- DWD ICON-EU (4 mal am Tag)</text:p>
      <text:p text:style-name="P47">- DWD ECMWF (Langfrist Redding) (2 mal am Tag)</text:p>
      <text:p text:style-name="P47">- DWD ICON-DWD (Langfrist) (2 mal am Tag</text:p>
      <text:p text:style-name="P47">- France (Für Mosel) (4 mal am Tag)</text:p>
      <text:p text:style-name="P47"/>
      <text:p text:style-name="P48"><text:soft-page-break/>VZP 13:00 ist verfügbar 14:17 nach weiteren 9 Minuten ist das Hochwassermodell fertig</text:p>
      <text:p text:style-name="P48"/>
      <text:p text:style-name="P48">Frühwarnung → über <text:s/>Ensemble</text:p>
      <text:p text:style-name="P48">- Ensemble kommt 1h später als ICON-D2. 1:20 zusätzlich für Berechnungen. Gesamtdauer 3:xx. Also Verfügbarkeit relativ spät am Tag.</text:p>
      <text:p text:style-name="P48"/>
      <text:p text:style-name="P48">Messdaten: 550 Klimastationen. </text:p>
      <text:p text:style-name="P48">- 260 Pegel</text:p>
      <text:p text:style-name="P48">- Radardaten</text:p>
      <text:p text:style-name="P47"/>
      <text:p text:style-name="P47"/>
      <text:p text:style-name="P48">Meldungen von LfU:</text:p>
      <text:p text:style-name="P48">- Ahr nur flächenbezogen, da kleineres Gebiet.</text:p>
      <text:p text:style-name="P48">- Fließzeit zu kurz da Fließzeit kürzer sei als Dauer zwischen Regen und Pegel</text:p>
      <text:p text:style-name="P48">- Infomail Müsch ab 1,80. Altenahr 1,90, Bad Bodendorf (1,90) wenn Wasser in 5h Wert übersteigt.</text:p>
      <text:p text:style-name="P48">Prüfung 14:15 Istwert Müsch 1,92 [vgl. Warnung. 1. Email von LfU kam um 15:26]</text:p>
      <text:p text:style-name="P48"/>
      <text:p text:style-name="P48"/>
      <text:p text:style-name="P49">Prognostische Unsicherheit:</text:p>
      <text:p text:style-name="P49">(Folie 1 – Gebietsmittel Modelle ECMWF, ICON-EU, ICON-D2. 96mm vs. Modell etwa 60.)</text:p>
      <text:p text:style-name="P49">(VZP 10,13,16 – 39mm, 68,6mm, 37,9mm <text:s text:c="2"/>16-22Uhr. <text:s/>Ist 46,2mm) </text:p>
      <text:p text:style-name="P49">[VZP 17 Uhr Verfügbar 18:26]</text:p>
      <text:p text:style-name="P49"/>
      <text:p text:style-name="P49"/>
      <text:p text:style-name="P49">Beratungen: </text:p>
      <text:p text:style-name="P49">- Mehrere SGD-Süd</text:p>
      <text:p text:style-name="P49">- ADD → SGD-Süd (ob über 5m realistisch)</text:p>
      <text:p text:style-name="P49">- Weigand (4 Telefonate – 1. telefonat über 5m? - 22 Uhr wie ist die Lage vor Ort wie ist der Pegel? - Rückmeldung Beckmann Aussage 6m vor Ort)</text:p>
      <text:p text:style-name="P49">- Meldung ging an Präsidentin</text:p>
      <text:p text:style-name="P49">- nach Gespräch <text:span text:style-name="T15">weiterer Anruf</text:span></text:p>
      <text:p text:style-name="P49">- <text:span text:style-name="T15">kurz vor 12 noch mal Gespräch mit Frau Weigand Pegelstände stagnieren.</text:span></text:p>
      <text:p text:style-name="P49">- <text:span text:style-name="T15">19:00 Tefonat Weigand Absenkung auf 4m.</text:span></text:p>
      <text:p text:style-name="P49">- <text:span text:style-name="T15">Darüber hinaus keine Unterstützung durch die LfU</text:span></text:p>
      <text:p text:style-name="P49"/>
      <text:p text:style-name="P49">- <text:span text:style-name="T15">Email an ADD (Krisenstab) danach Tefonat. Roth → Frau Schmitt</text:span></text:p>
      <text:p text:style-name="P49"/>
      <text:p text:style-name="P49"/>
      <text:p text:style-name="P50">Wie kam es zur Absenkung der Pegelprognose: </text:p>
      <text:p text:style-name="P50">- VZP 13 MEZ → 16 MEZ 30mm weniger. () → Fehlend Istwerte 10-16 Uhr</text:p>
      <text:p text:style-name="P49"/>
      <text:p text:style-name="P50">Pegel Müsch: </text:p>
      <text:p text:style-name="P50">- Ausfall etwa 12:30 [Unterschlagung Übergang auf Redundanzwert]</text:p>
      <text:p text:style-name="P49"/>
      <text:p text:style-name="P49"/>
      <text:p text:style-name="P50">Zu welchem Zeitpunkt war klar dass es Katastrophe ist:</text:p>
      <text:p text:style-name="P50">- 17:17 ab Meldung Lila 100% sicher</text:p>
      <text:p text:style-name="P50"/>
      <text:p text:style-name="P51">Vorhalt: (Weigand Rufen sie Katastrophenfall aus)</text:p>
      <text:p text:style-name="P51">„W: Keine Pegelprognose die geholfen hätte“</text:p>
      <text:p text:style-name="P49">- <text:span text:style-name="T16">Es war ausreichend. 10,19 war aufgrund von Verklauselungen</text:span></text:p>
      <text:p text:style-name="P49"/>
      <text:p text:style-name="P51"><text:soft-page-break/>Vorhalt: „Entwarnung“</text:p>
      <text:p text:style-name="P51">- Begriff ist so nicht gefallen.</text:p>
      <text:p text:style-name="P51"/>
      <text:p text:style-name="P51">Vorhalt: 15:26 LARSIM 5,5m vs 17:17 Lila</text:p>
      <text:p text:style-name="P51">- Katastrophe schon 15:26 erkennbar</text:p>
      <text:p text:style-name="P51"/>
      <text:p text:style-name="P51">Frage ob die Werte oft abgefragt werden:</text:p>
      <text:p text:style-name="P51">- Unbekannt da noch nie in Krisenstab gewesen</text:p>
      <text:p text:style-name="P51"/>
      <text:p text:style-name="P51"/>
      <text:p text:style-name="P51">Frage: DWD Rückfrage von LfU</text:p>
      <text:p text:style-name="P51">- Wahrscheinlich keine Rückfrage</text:p>
      <text:p text:style-name="P51"/>
      <text:p text:style-name="P52">[Nur ICON-D2 für Vorhersage – wieso nicht ICON-D2 Ensemble?]</text:p>
      <text:p text:style-name="P52"/>
      <text:p text:style-name="P52"/>
      <text:p text:style-name="P52">Frage: Gab es interne Besprechungen um die Qualität zu verbessern? </text:p>
      <text:p text:style-name="P52">- Demuth hat gesagt, dass nur Änderung ICON-D2 für veränderte Prognose verantwortlich war</text:p>
      <text:p text:style-name="P52"/>
      <text:p text:style-name="P52">Frage: </text:p>
      <text:p text:style-name="P52"/>
      <text:p text:style-name="P52">- ICON-D2 ist so gesetzt. </text:p>
      <text:p text:style-name="P52"/>
      <text:p text:style-name="P52">Gibt es in Müsch kein Telefon?</text:p>
      <text:p text:style-name="P52">- Keine Kollegen vor Ort, zur Reparatur vor Ort</text:p>
      <text:p text:style-name="P52"/>
      <text:p text:style-name="P52">- 7 Pegel gehen ein. [Pegel in NRW für die Ahr fehlt]</text:p>
      <text:p text:style-name="P52"/>
      <text:p text:style-name="P52">Warnungen LfU:</text:p>
      <text:p text:style-name="P52">- 12.7 Information Warndreieck – Bodenfeuchte Warnung lokale Überschwemmungen</text:p>
      <text:p text:style-name="P52">- 13.7 – 13:49 Warnstufe 2</text:p>
      <text:p text:style-name="P52">- <text:span text:style-name="T17">14.7- 9:22 Pegel <text:s text:c="2"/>- Prognose 2:37</text:span></text:p>
      <text:p text:style-name="P53">- <text:s/><text:span text:style-name="T17">12:23 <text:s/>1,23 -3,5</text:span></text:p>
      <text:p text:style-name="P53">- <text:s/>14.7 – 11:17 Warnstufe 4</text:p>
      <text:p text:style-name="P52">- <text:s/><text:span text:style-name="T17">15:26 – 1,49m – 5,19 </text:span></text:p>
      <text:p text:style-name="P52">- 14.7 – 17:17 Warnstufe 5 → <text:span text:style-name="T17">Katwarn</text:span></text:p>
      <text:p text:style-name="P52">- <text:span text:style-name="T17">18:25 – 2,63 Abschätzung 4,06m</text:span></text:p>
      <text:p text:style-name="P52">- <text:span text:style-name="T17">19:51 – Katwarn aktualisiert</text:span></text:p>
      <text:p text:style-name="P52">- <text:span text:style-name="T17">19:56 <text:s/>5,30</text:span></text:p>
      <text:p text:style-name="P53">- <text:s/><text:span text:style-name="T17">5,41 6,92 </text:span></text:p>
      <text:p text:style-name="P53">- <text:span text:style-name="T17">21:26 Infomail - 6,81</text:span></text:p>
      <text:p text:style-name="P53">- <text:span text:style-name="T17">x:xx Infomail – 7-07</text:span></text:p>
      <text:p text:style-name="P53">- <text:span text:style-name="T17">3:25 <text:s/>Prognose 7m</text:span></text:p>
      <text:p text:style-name="P53"/>
      <text:p text:style-name="P54">Frage: Gab es interne Besprechungen zur reduzierten Berechnung</text:p>
      <text:p text:style-name="P54">- Nein. Was das Modell sagt, wird veröffentlicht.</text:p>
      <text:p text:style-name="P54">[Fehlende Frage zu Ensembleprognosen ]</text:p>
      <text:p text:style-name="P54"/>
      <text:p text:style-name="P54"/>
      <text:p text:style-name="P55">Frage: Verlässlichkeit DWD Produkte</text:p>
      <text:p text:style-name="P55">- Gute Datenqualität der DWD-Daten</text:p>
      <text:p text:style-name="P55"/>
      <text:p text:style-name="P55"><text:soft-page-break/></text:p>
      <text:p text:style-name="P55">Frage: Beurteilung Anzahl und Dichte der Pegel</text:p>
      <text:p text:style-name="P55">- Für HW-Vorhersage/Meldedienst <text:s/>ausreichend</text:p>
      <text:p text:style-name="P55"/>
      <text:p text:style-name="P55">Frage: Nachfrage nach 15:26 … Austausch Präsident. </text:p>
      <text:p text:style-name="P55">- Präsidentin wurde kontinuierlich informiert.</text:p>
      <text:p text:style-name="P55">- Kontakt mit UM keine Erinnerung</text:p>
      <text:p text:style-name="P55">- Kommunikation ins UM wird durch Präsidentin des LfU übernommen</text:p>
      <text:p text:style-name="P55"/>
      <text:p text:style-name="P55"/>
      <text:p text:style-name="P55">Frage: Inhalt Infomails und zusätzliche Informationen</text:p>
      <text:p text:style-name="P55">- Inhalt 3 Grafiken Müsch, Altenahr und Bad Bodendorf (+24h Prognose)</text:p>
      <text:p text:style-name="P55"/>
      <text:p text:style-name="P55">Frage: Gab es stündlich Vorhersagen: (Ziel von BW)</text:p>
      <text:p text:style-name="P55">- Stündliche Vorhersagen gibt es nicht.</text:p>
      <text:p text:style-name="P55"/>
      <text:p text:style-name="P55">Frage: Wie war die „Lage“ beim LfU. Eigene Wahrnehmung</text:p>
      <text:p text:style-name="P55">- Durch Corona Meldezentrum nicht so zu nutzen wie geplant.</text:p>
      <text:p text:style-name="P55">- <text:span text:style-name="T18">Kommunikation über Beckmann nach außen und oben.</text:span></text:p>
      <text:p text:style-name="P55">- <text:span text:style-name="T18">Technische Mitarbeiter werden entkoppelt und nutzen nur sachliche Werte.</text:span></text:p>
      <text:p text:style-name="P55">- <text:span text:style-name="T18">Aufgabe nur Wasserstände ermitteln usw. Kommunikation nach aussen über vor Ort.</text:span></text:p>
      <text:p text:style-name="P55"/>
      <text:p text:style-name="P56">Frage: <text:span text:style-name="T19">2016?</text:span></text:p>
      <text:p text:style-name="P56">- <text:span text:style-name="T19">Beckmann war 2016 nicht dabei und kann nicht einschätzen ob es reicht.</text:span></text:p>
      <text:p text:style-name="P56">- <text:span text:style-name="T19">Mails kamen an. Das technische reicht.</text:span></text:p>
      <text:p text:style-name="P56"/>
      <text:p text:style-name="P57">Frage: Angemessene Rekation</text:p>
      <text:p text:style-name="P57">- Keine Reaktion bekannt</text:p>
      <text:p text:style-name="P57"/>
      <text:p text:style-name="P57"/>
      <text:p text:style-name="P55"/>
      <text:p text:style-name="P55"/>
      <text:p text:style-name="P58">Andreas Christ UM RLP – Leiter Abteilung Wasserwirtschaft</text:p>
      <text:p text:style-name="P58">- Hochwasserinformation vs Hochwasserfrühwarnung</text:p>
      <text:p text:style-name="P58"/>
      <text:p text:style-name="P58">- Prognostische Unsicherheiten</text:p>
      <text:p text:style-name="P58">- <text:span text:style-name="T20">WQ Beziehung Wasserstand zu Durchfluss ist bei hohen Ständen nicht klar.</text:span></text:p>
      <text:p text:style-name="P58"/>
      <text:p text:style-name="P58">- <text:span text:style-name="T20">Hochwasser wurde mit Telefonat 22:xx Weigand – Beckmann zur Katastrophe Einschluss Haus mit 4 Personen.</text:span></text:p>
      <text:p text:style-name="P58"/>
      <text:p text:style-name="P59">Vorhalt: Hochwasserlage – 11:20 HW-Lage-Bericht Nr. 2. <text:s/>Email an Hausspitze</text:p>
      <text:p text:style-name="P59">- Für den Bereich der Ahr ist mit HW zu rechnen. (11:17 Warnung war nicht enthalten)</text:p>
      <text:p text:style-name="P59">- Interne Information – Kein Teil der Warnkette</text:p>
      <text:p text:style-name="P59"/>
      <text:p text:style-name="P59">Kenntnis Kommunikaton LfU – Ministerium</text:p>
      <text:p text:style-name="P59">- Reger Kontakt zwischen UM(Christ) und LfU (Meldezentrum)</text:p>
      <text:p text:style-name="P59"/>
      <text:p text:style-name="P5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8T09:36:25.381935867</meta:creation-date>
    <dc:date>2022-01-28T21:34:16.692971293</dc:date>
    <meta:editing-duration>PT2H30M29S</meta:editing-duration>
    <meta:editing-cycles>27</meta:editing-cycles>
    <meta:generator>LibreOffice/7.2.2.2$Linux_X86_64 LibreOffice_project/20$Build-2</meta:generator>
    <meta:document-statistic meta:table-count="0" meta:image-count="0" meta:object-count="0" meta:page-count="12" meta:paragraph-count="369" meta:word-count="2429" meta:character-count="16433" meta:non-whitespace-character-count="14265"/>
  </office:meta>
</office:document-meta>
</file>